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0947" officeooo:paragraph-rsid="00060947"/>
    </style:style>
    <style:style style:name="P2" style:family="paragraph" style:parent-style-name="Standard">
      <style:text-properties officeooo:rsid="000e58a2" officeooo:paragraph-rsid="000e58a2"/>
    </style:style>
    <style:style style:name="P3" style:family="paragraph" style:parent-style-name="Standard">
      <style:text-properties officeooo:rsid="000ffe8b" officeooo:paragraph-rsid="000ffe8b"/>
    </style:style>
    <style:style style:name="T1" style:family="text">
      <style:text-properties officeooo:rsid="000ab71f"/>
    </style:style>
    <style:style style:name="T2" style:family="text">
      <style:text-properties officeooo:rsid="000af191"/>
    </style:style>
    <style:style style:name="T3" style:family="text">
      <style:text-properties officeooo:rsid="000b9459"/>
    </style:style>
    <style:style style:name="T4" style:family="text">
      <style:text-properties officeooo:rsid="000e4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usAMP - Lecteur audio</text:p>
      <text:p text:style-name="P1"/>
      <text:p text:style-name="P1"><text:span text:style-name="T3">OpusAMP</text:span> est un lecteur de contenu audio simple et efficace.</text:p>
      <text:p text:style-name="P1"/>
      <text:p text:style-name="P1">Lecteur de fichiers audio performant pour gérer efficacement tout votre contenu audio sur votre téléphone ou votre tablette Android.</text:p>
      <text:p text:style-name="P3">Cette appli est parfaitement adaptée à la lecture de votre musique grâce à l'utilisation de techniques qui préservent la qualité de vos fichiers audio lors de la lecture.</text:p>
      <text:p text:style-name="P3"/>
      <text:p text:style-name="P1">★ Fonctions principales :</text:p>
      <text:p text:style-name="P1"><text:s text:c="4"/>✔ Lectures des flux audio dans la plupart des formats disponibles : mp3, aac, wma, flac, etc.</text:p>
      <text:p text:style-name="P1"><text:s text:c="4"/>✔ Lecture des flux audio même dans les containers vidéos.</text:p>
      <text:p text:style-name="P1"><text:s text:c="4"/>✔ Gestion de plusieurs bibliothèques.</text:p>
      <text:p text:style-name="P1"><text:s text:c="4"/>✔ Recherche rapide dans les bibliothèques.</text:p>
      <text:p text:style-name="P1"><text:s text:c="4"/>✔ Gestion des listes de lectures.</text:p>
      <text:p text:style-name="P1"><text:s text:c="4"/>✔ Répétitions de la lecture : répéter la piste en cours, répéter toute la liste, ne pas répéter la lecture.</text:p>
      <text:p text:style-name="P1"><text:s text:c="4"/>✔ Lecture des pistes dans l'ordre ou de façon aléatoire.</text:p>
      <text:p text:style-name="P1"><text:s text:c="4"/>✔ Mode voiture avec un interface graphique adaptée.</text:p>
      <text:p text:style-name="P1"><text:s text:c="4"/>✔ Intégration parfaite avec l<text:span text:style-name="T1">'interface graphique d'</text:span>Android.</text:p>
      <text:p text:style-name="P1"/>
      <text:p text:style-name="P1">☆ Bibliothèques locales :</text:p>
      <text:p text:style-name="P1"><text:s text:c="4"/>✔ Emplacements des fichiers personnalisables.</text:p>
      <text:p text:style-name="P1"><text:s text:c="4"/>✔ Support des dossiers exclus de la recherche.</text:p>
      <text:p text:style-name="P1"><text:s text:c="4"/>✔ Support des pochettes embarquées dans les fichiers audio.</text:p>
      <text:p text:style-name="P1"/>
      <text:p text:style-name="P1">• <text:span text:style-name="T2">Mise à jour prévues</text:span> :</text:p>
      <text:p text:style-name="P1"><text:s text:c="4"/>- Égaliseur</text:p>
      <text:p text:style-name="P1"><text:s text:c="4"/>- Support des services en lignes</text:p>
      <text:p text:style-name="P1"><text:s text:c="4"/>- Support des solutions de stockage personnelles (NAS)</text:p>
      <text:p text:style-name="P1"><text:s text:c="4"/>- Support des scrobblers last.fm</text:p>
      <text:p text:style-name="P1"><text:s text:c="4"/>- Téléchargement automatique des pochettes manquantes</text:p>
      <text:p text:style-name="P1"><text:s text:c="4"/>- Support des paroles embarquées dans les fichiers audios</text:p>
      <text:p text:style-name="P1"/>
      <text:p text:style-name="P1">• S'il vous plait, si vous trouvez un dysfonctionnement dans cette appli, veuillez nous envoyer un mail, nous chercherons rapidement une solution au problè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3T22:46:53.670534784</meta:creation-date>
    <dc:date>2014-08-18T00:50:42.425335098</dc:date>
    <meta:editing-duration>PT6M57S</meta:editing-duration>
    <meta:editing-cycles>12</meta:editing-cycles>
    <meta:generator>LibreOffice/4.2.5.2$Linux_X86_64 LibreOffice_project/420m0$Build-2</meta:generator>
    <meta:document-statistic meta:table-count="0" meta:image-count="0" meta:object-count="0" meta:page-count="1" meta:paragraph-count="26" meta:word-count="246" meta:character-count="1612" meta:non-whitespace-character-count="1320"/>
  </office:meta>
</office:document-meta>
</file>